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end" style:justify-single-word="false"/>
      <style:text-properties officeooo:paragraph-rsid="000b5739"/>
    </style:style>
    <style:style style:name="P2" style:family="paragraph" style:parent-style-name="Text_20_body">
      <style:text-properties officeooo:rsid="000b5739" officeooo:paragraph-rsid="000b5739"/>
    </style:style>
    <style:style style:name="P3" style:family="paragraph" style:parent-style-name="Text_20_body">
      <style:text-properties officeooo:paragraph-rsid="000b5739"/>
    </style:style>
    <style:style style:name="P4" style:family="paragraph" style:parent-style-name="Text_20_body">
      <style:text-properties officeooo:rsid="003e7149" officeooo:paragraph-rsid="003e7149"/>
    </style:style>
    <style:style style:name="P5" style:family="paragraph" style:parent-style-name="Text_20_body">
      <style:paragraph-properties fo:margin-left="1.251cm" fo:margin-right="0cm" fo:text-indent="0cm" style:auto-text-indent="false"/>
      <style:text-properties officeooo:paragraph-rsid="000b5739"/>
    </style:style>
    <style:style style:name="P6" style:family="paragraph" style:parent-style-name="Text_20_body">
      <style:paragraph-properties fo:margin-left="1.251cm" fo:margin-right="0cm" fo:text-indent="0cm" style:auto-text-indent="false"/>
      <style:text-properties officeooo:rsid="000a449b" officeooo:paragraph-rsid="000a449b"/>
    </style:style>
    <style:style style:name="P7" style:family="paragraph" style:parent-style-name="Text_20_body">
      <style:paragraph-properties fo:margin-left="1.251cm" fo:margin-right="0cm" fo:text-indent="0cm" style:auto-text-indent="false"/>
      <style:text-properties officeooo:rsid="000a449b" officeooo:paragraph-rsid="0038a3e1"/>
    </style:style>
    <style:style style:name="P8" style:family="paragraph" style:parent-style-name="Text_20_body">
      <style:paragraph-properties fo:margin-left="1.251cm" fo:margin-right="0cm" fo:text-indent="0cm" style:auto-text-indent="false"/>
      <style:text-properties officeooo:rsid="0017a0b3" officeooo:paragraph-rsid="0017a0b3"/>
    </style:style>
    <style:style style:name="P9" style:family="paragraph" style:parent-style-name="Text_20_body">
      <style:paragraph-properties fo:margin-left="1.251cm" fo:margin-right="0cm" fo:text-indent="0cm" style:auto-text-indent="false"/>
      <style:text-properties officeooo:rsid="0010f767" officeooo:paragraph-rsid="0039e8f4"/>
    </style:style>
    <style:style style:name="P10" style:family="paragraph" style:parent-style-name="Text_20_body">
      <style:paragraph-properties fo:margin-left="1.251cm" fo:margin-right="0cm" fo:text-indent="0cm" style:auto-text-indent="false"/>
      <style:text-properties officeooo:rsid="0038a3e1" officeooo:paragraph-rsid="0038a3e1"/>
    </style:style>
    <style:style style:name="P11" style:family="paragraph" style:parent-style-name="Text_20_body">
      <style:paragraph-properties fo:margin-left="2.501cm" fo:margin-right="0cm" fo:text-indent="0cm" style:auto-text-indent="false"/>
      <style:text-properties officeooo:paragraph-rsid="000a449b"/>
    </style:style>
    <style:style style:name="P12" style:family="paragraph" style:parent-style-name="Text_20_body">
      <style:paragraph-properties fo:margin-left="2.501cm" fo:margin-right="0cm" fo:text-indent="0cm" style:auto-text-indent="false"/>
      <style:text-properties officeooo:paragraph-rsid="000b5739"/>
    </style:style>
    <style:style style:name="P13" style:family="paragraph" style:parent-style-name="Text_20_body">
      <style:paragraph-properties fo:margin-left="2.501cm" fo:margin-right="0cm" fo:text-indent="0cm" style:auto-text-indent="false"/>
      <style:text-properties officeooo:paragraph-rsid="0010f767"/>
    </style:style>
    <style:style style:name="P14" style:family="paragraph" style:parent-style-name="Text_20_body">
      <style:paragraph-properties fo:margin-left="2.501cm" fo:margin-right="0cm" fo:text-indent="0cm" style:auto-text-indent="false"/>
      <style:text-properties officeooo:rsid="000a449b" officeooo:paragraph-rsid="000a449b"/>
    </style:style>
    <style:style style:name="P15" style:family="paragraph" style:parent-style-name="Text_20_body">
      <style:paragraph-properties fo:margin-left="2.501cm" fo:margin-right="0cm" fo:text-indent="0cm" style:auto-text-indent="false"/>
      <style:text-properties officeooo:rsid="000a449b" officeooo:paragraph-rsid="000b5739"/>
    </style:style>
    <style:style style:name="P16" style:family="paragraph" style:parent-style-name="Text_20_body">
      <style:paragraph-properties fo:margin-left="2.501cm" fo:margin-right="0cm" fo:text-indent="0cm" style:auto-text-indent="false"/>
      <style:text-properties officeooo:rsid="000a449b" officeooo:paragraph-rsid="0010f767"/>
    </style:style>
    <style:style style:name="P17" style:family="paragraph" style:parent-style-name="Text_20_body">
      <style:paragraph-properties fo:margin-left="2.501cm" fo:margin-right="0cm" fo:text-indent="0cm" style:auto-text-indent="false"/>
      <style:text-properties officeooo:rsid="000a449b" officeooo:paragraph-rsid="0017a0b3"/>
    </style:style>
    <style:style style:name="P18" style:family="paragraph" style:parent-style-name="Text_20_body">
      <style:paragraph-properties fo:margin-left="2.501cm" fo:margin-right="0cm" fo:text-indent="0cm" style:auto-text-indent="false"/>
      <style:text-properties officeooo:rsid="000a449b" officeooo:paragraph-rsid="0038a3e1"/>
    </style:style>
    <style:style style:name="P19" style:family="paragraph" style:parent-style-name="Text_20_body">
      <style:paragraph-properties fo:margin-left="2.501cm" fo:margin-right="0cm" fo:text-indent="0cm" style:auto-text-indent="false"/>
      <style:text-properties officeooo:rsid="000a449b" officeooo:paragraph-rsid="0039e8f4"/>
    </style:style>
    <style:style style:name="P20" style:family="paragraph" style:parent-style-name="Text_20_body">
      <style:paragraph-properties fo:margin-left="2.501cm" fo:margin-right="0cm" fo:text-indent="0cm" style:auto-text-indent="false"/>
      <style:text-properties officeooo:rsid="0010f767" officeooo:paragraph-rsid="0010f767"/>
    </style:style>
    <style:style style:name="P21" style:family="paragraph" style:parent-style-name="Text_20_body">
      <style:paragraph-properties fo:margin-left="2.501cm" fo:margin-right="0cm" fo:text-indent="0cm" style:auto-text-indent="false"/>
      <style:text-properties officeooo:rsid="0010f767" officeooo:paragraph-rsid="0038a3e1"/>
    </style:style>
    <style:style style:name="P22" style:family="paragraph" style:parent-style-name="Text_20_body">
      <style:paragraph-properties fo:margin-left="2.501cm" fo:margin-right="0cm" fo:text-indent="0cm" style:auto-text-indent="false"/>
      <style:text-properties officeooo:rsid="0010f767" officeooo:paragraph-rsid="0039e8f4"/>
    </style:style>
    <style:style style:name="P23" style:family="paragraph" style:parent-style-name="Text_20_body">
      <style:paragraph-properties fo:margin-left="2.501cm" fo:margin-right="0cm" fo:text-indent="0cm" style:auto-text-indent="false"/>
      <style:text-properties officeooo:rsid="0017a0b3" officeooo:paragraph-rsid="0017a0b3"/>
    </style:style>
    <style:style style:name="P24" style:family="paragraph" style:parent-style-name="Text_20_body">
      <style:paragraph-properties fo:margin-left="2.501cm" fo:margin-right="0cm" fo:text-indent="0cm" style:auto-text-indent="false"/>
      <style:text-properties officeooo:rsid="0017a0b3" officeooo:paragraph-rsid="0038a3e1"/>
    </style:style>
    <style:style style:name="P25" style:family="paragraph" style:parent-style-name="Text_20_body">
      <style:paragraph-properties fo:margin-left="2.501cm" fo:margin-right="0cm" fo:text-indent="0cm" style:auto-text-indent="false"/>
      <style:text-properties officeooo:paragraph-rsid="0038a3e1"/>
    </style:style>
    <style:style style:name="P26" style:family="paragraph" style:parent-style-name="Text_20_body">
      <style:paragraph-properties fo:margin-left="2.501cm" fo:margin-right="0cm" fo:text-indent="0cm" style:auto-text-indent="false"/>
      <style:text-properties officeooo:rsid="0038a3e1" officeooo:paragraph-rsid="0038a3e1"/>
    </style:style>
    <style:style style:name="P27" style:family="paragraph" style:parent-style-name="Standard">
      <style:text-properties officeooo:rsid="0003c8cb" officeooo:paragraph-rsid="0003c8cb"/>
    </style:style>
    <style:style style:name="P28" style:family="paragraph" style:parent-style-name="Title">
      <style:text-properties officeooo:rsid="0003c8cb"/>
    </style:style>
    <style:style style:name="P29" style:family="paragraph" style:parent-style-name="Text">
      <style:text-properties officeooo:rsid="0011dd4d" officeooo:paragraph-rsid="0011dd4d"/>
    </style:style>
    <style:style style:name="P30" style:family="paragraph" style:parent-style-name="Text">
      <style:text-properties officeooo:rsid="0011dd4d" officeooo:paragraph-rsid="00164831"/>
    </style:style>
    <style:style style:name="P31" style:family="paragraph" style:parent-style-name="Text">
      <style:text-properties officeooo:paragraph-rsid="001c9140"/>
    </style:style>
    <style:style style:name="P32" style:family="paragraph" style:parent-style-name="Text">
      <style:text-properties officeooo:rsid="001c9140" officeooo:paragraph-rsid="001c9140"/>
    </style:style>
    <style:style style:name="P33" style:family="paragraph" style:parent-style-name="Text">
      <style:text-properties officeooo:rsid="001c5dad"/>
    </style:style>
    <style:style style:name="P34" style:family="paragraph" style:parent-style-name="Text">
      <style:text-properties officeooo:rsid="00164831" officeooo:paragraph-rsid="00164831"/>
    </style:style>
    <style:style style:name="P35" style:family="paragraph" style:parent-style-name="Text">
      <style:text-properties officeooo:rsid="0022a12f" officeooo:paragraph-rsid="0022a12f"/>
    </style:style>
    <style:style style:name="P36" style:family="paragraph" style:parent-style-name="Text">
      <style:text-properties officeooo:rsid="0039e8f4"/>
    </style:style>
    <style:style style:name="P37" style:family="paragraph" style:parent-style-name="Text">
      <style:text-properties officeooo:rsid="003e7149"/>
    </style:style>
    <style:style style:name="P38" style:family="paragraph" style:parent-style-name="First_20_line_20_indent">
      <style:text-properties officeooo:paragraph-rsid="00164831"/>
    </style:style>
    <style:style style:name="P39" style:family="paragraph" style:parent-style-name="First_20_line_20_indent">
      <style:text-properties officeooo:paragraph-rsid="0017a0b3"/>
    </style:style>
    <style:style style:name="P40" style:family="paragraph" style:parent-style-name="First_20_line_20_indent">
      <style:text-properties officeooo:paragraph-rsid="00196c44"/>
    </style:style>
    <style:style style:name="P41" style:family="paragraph" style:parent-style-name="First_20_line_20_indent">
      <style:text-properties officeooo:rsid="0006fc5b"/>
    </style:style>
    <style:style style:name="P42" style:family="paragraph" style:parent-style-name="First_20_line_20_indent">
      <style:text-properties officeooo:rsid="0011dd4d"/>
    </style:style>
    <style:style style:name="P43" style:family="paragraph" style:parent-style-name="First_20_line_20_indent">
      <style:text-properties officeooo:rsid="0011dd4d" officeooo:paragraph-rsid="00164831"/>
    </style:style>
    <style:style style:name="P44" style:family="paragraph" style:parent-style-name="First_20_line_20_indent">
      <style:text-properties officeooo:rsid="0011dd4d" officeooo:paragraph-rsid="0034371e"/>
    </style:style>
    <style:style style:name="P45" style:family="paragraph" style:parent-style-name="First_20_line_20_indent">
      <style:text-properties officeooo:rsid="001c9140" officeooo:paragraph-rsid="001c9140"/>
    </style:style>
    <style:style style:name="P46" style:family="paragraph" style:parent-style-name="First_20_line_20_indent">
      <style:text-properties officeooo:rsid="000b5739"/>
    </style:style>
    <style:style style:name="P47" style:family="paragraph" style:parent-style-name="First_20_line_20_indent">
      <style:text-properties officeooo:rsid="000c4869"/>
    </style:style>
    <style:style style:name="P48" style:family="paragraph" style:parent-style-name="First_20_line_20_indent">
      <style:text-properties officeooo:rsid="000d8af0"/>
    </style:style>
    <style:style style:name="P49" style:family="paragraph" style:parent-style-name="First_20_line_20_indent">
      <style:text-properties officeooo:rsid="001c5dad" officeooo:paragraph-rsid="001c5dad"/>
    </style:style>
    <style:style style:name="P50" style:family="paragraph" style:parent-style-name="First_20_line_20_indent">
      <style:text-properties officeooo:rsid="00164831" officeooo:paragraph-rsid="00164831"/>
    </style:style>
    <style:style style:name="P51" style:family="paragraph" style:parent-style-name="First_20_line_20_indent">
      <style:text-properties officeooo:paragraph-rsid="001d1ef3"/>
    </style:style>
    <style:style style:name="P52" style:family="paragraph" style:parent-style-name="First_20_line_20_indent">
      <style:text-properties officeooo:paragraph-rsid="002055b9"/>
    </style:style>
    <style:style style:name="P53" style:family="paragraph" style:parent-style-name="First_20_line_20_indent">
      <style:text-properties officeooo:paragraph-rsid="00238b9a"/>
    </style:style>
    <style:style style:name="P54" style:family="paragraph" style:parent-style-name="First_20_line_20_indent">
      <style:text-properties officeooo:paragraph-rsid="0027b6f7"/>
    </style:style>
    <style:style style:name="P55" style:family="paragraph" style:parent-style-name="First_20_line_20_indent">
      <style:text-properties officeooo:rsid="00238b9a" officeooo:paragraph-rsid="00238b9a"/>
    </style:style>
    <style:style style:name="P56" style:family="paragraph" style:parent-style-name="First_20_line_20_indent">
      <style:text-properties officeooo:rsid="0022a12f" officeooo:paragraph-rsid="0022a12f"/>
    </style:style>
    <style:style style:name="P57" style:family="paragraph" style:parent-style-name="First_20_line_20_indent">
      <style:text-properties officeooo:paragraph-rsid="002df8a7"/>
    </style:style>
    <style:style style:name="P58" style:family="paragraph" style:parent-style-name="First_20_line_20_indent">
      <style:text-properties officeooo:paragraph-rsid="002fc6d4"/>
    </style:style>
    <style:style style:name="P59" style:family="paragraph" style:parent-style-name="First_20_line_20_indent">
      <style:text-properties officeooo:rsid="002fc6d4" officeooo:paragraph-rsid="002fc6d4"/>
    </style:style>
    <style:style style:name="P60" style:family="paragraph" style:parent-style-name="First_20_line_20_indent">
      <style:text-properties officeooo:rsid="002fc6d4" officeooo:paragraph-rsid="00435ebf"/>
    </style:style>
    <style:style style:name="P61" style:family="paragraph" style:parent-style-name="First_20_line_20_indent">
      <style:text-properties officeooo:rsid="002fc6d4" officeooo:paragraph-rsid="0045dee8"/>
    </style:style>
    <style:style style:name="P62" style:family="paragraph" style:parent-style-name="First_20_line_20_indent">
      <style:text-properties officeooo:paragraph-rsid="0039e8f4"/>
    </style:style>
    <style:style style:name="P63" style:family="paragraph" style:parent-style-name="First_20_line_20_indent">
      <style:text-properties officeooo:paragraph-rsid="002633d0"/>
    </style:style>
    <style:style style:name="P64" style:family="paragraph" style:parent-style-name="First_20_line_20_indent">
      <style:text-properties officeooo:paragraph-rsid="003b958c"/>
    </style:style>
    <style:style style:name="P65" style:family="paragraph" style:parent-style-name="First_20_line_20_indent">
      <style:text-properties officeooo:paragraph-rsid="003e7149"/>
    </style:style>
    <style:style style:name="P66" style:family="paragraph" style:parent-style-name="First_20_line_20_indent">
      <style:text-properties officeooo:rsid="0039e8f4" officeooo:paragraph-rsid="0039e8f4"/>
    </style:style>
    <style:style style:name="P67" style:family="paragraph" style:parent-style-name="First_20_line_20_indent">
      <style:text-properties officeooo:rsid="003e7149" officeooo:paragraph-rsid="003e7149"/>
    </style:style>
    <style:style style:name="P68" style:family="paragraph" style:parent-style-name="First_20_line_20_indent">
      <style:text-properties officeooo:paragraph-rsid="00435ebf"/>
    </style:style>
    <style:style style:name="P69" style:family="paragraph" style:parent-style-name="First_20_line_20_indent">
      <style:text-properties officeooo:rsid="002df8a7" officeooo:paragraph-rsid="00435ebf"/>
    </style:style>
    <style:style style:name="P70" style:family="paragraph" style:parent-style-name="First_20_line_20_indent">
      <style:text-properties officeooo:rsid="00325f9b" officeooo:paragraph-rsid="00325f9b"/>
    </style:style>
    <style:style style:name="P71" style:family="paragraph" style:parent-style-name="First_20_line_20_indent">
      <style:text-properties officeooo:rsid="00325f9b" officeooo:paragraph-rsid="0045dee8"/>
    </style:style>
    <style:style style:name="P72" style:family="paragraph" style:parent-style-name="Text_20_body" style:list-style-name="L1">
      <style:text-properties officeooo:rsid="000945f6" officeooo:paragraph-rsid="000945f6"/>
    </style:style>
    <style:style style:name="P73" style:family="paragraph" style:parent-style-name="Text_20_body" style:list-style-name="L1">
      <style:text-properties officeooo:rsid="001a6524" officeooo:paragraph-rsid="001a6524"/>
    </style:style>
    <style:style style:name="P74" style:family="paragraph" style:parent-style-name="Text_20_body" style:list-style-name="L2">
      <style:text-properties officeooo:paragraph-rsid="000a449b"/>
    </style:style>
    <style:style style:name="P75" style:family="paragraph" style:parent-style-name="Text_20_body" style:list-style-name="L2">
      <style:text-properties officeooo:rsid="000a449b" officeooo:paragraph-rsid="000a449b"/>
    </style:style>
    <style:style style:name="P76" style:family="paragraph" style:parent-style-name="Text_20_body" style:list-style-name="L2">
      <style:text-properties officeooo:rsid="000ff2e9" officeooo:paragraph-rsid="000ff2e9"/>
    </style:style>
    <style:style style:name="P77" style:family="paragraph" style:parent-style-name="Text_20_body" style:list-style-name="L4">
      <style:text-properties officeooo:rsid="002103ca" officeooo:paragraph-rsid="002103ca"/>
    </style:style>
    <style:style style:name="P78" style:family="paragraph" style:parent-style-name="Text_20_body" style:list-style-name="L4">
      <style:text-properties officeooo:rsid="0010b2b4" officeooo:paragraph-rsid="0010b2b4"/>
    </style:style>
    <style:style style:name="P79" style:family="paragraph" style:parent-style-name="Text_20_body" style:list-style-name="L5">
      <style:text-properties officeooo:rsid="0010b2b4" officeooo:paragraph-rsid="0010b2b4"/>
    </style:style>
    <style:style style:name="P80" style:family="paragraph" style:parent-style-name="Text_20_body" style:list-style-name="L4">
      <style:text-properties officeooo:rsid="00197bc1" officeooo:paragraph-rsid="00197bc1"/>
    </style:style>
    <style:style style:name="P81" style:family="paragraph" style:parent-style-name="Text_20_body" style:list-style-name="L4">
      <style:text-properties officeooo:rsid="0010f767" officeooo:paragraph-rsid="0010f767"/>
    </style:style>
    <style:style style:name="P82" style:family="paragraph" style:parent-style-name="Text_20_body" style:list-style-name="L5">
      <style:text-properties officeooo:paragraph-rsid="000b5739"/>
    </style:style>
    <style:style style:name="P83" style:family="paragraph" style:parent-style-name="Heading_20_1">
      <style:text-properties officeooo:rsid="002d319e" officeooo:paragraph-rsid="002d319e"/>
    </style:style>
    <style:style style:name="P84" style:family="paragraph" style:parent-style-name="Heading_20_1">
      <style:text-properties officeooo:rsid="0003c8cb"/>
    </style:style>
    <style:style style:name="P85" style:family="paragraph" style:parent-style-name="Heading_20_1">
      <style:text-properties officeooo:rsid="0005f801"/>
    </style:style>
    <style:style style:name="P86" style:family="paragraph" style:parent-style-name="Heading_20_1" style:list-style-name="">
      <style:text-properties officeooo:rsid="0005f801" officeooo:paragraph-rsid="0005f801"/>
    </style:style>
    <style:style style:name="P87" style:family="paragraph" style:parent-style-name="Heading_20_1" style:list-style-name="">
      <style:text-properties officeooo:rsid="0006fc5b" officeooo:paragraph-rsid="0006fc5b"/>
    </style:style>
    <style:style style:name="P88" style:family="paragraph" style:parent-style-name="Heading_20_1">
      <style:text-properties officeooo:rsid="000945f6"/>
    </style:style>
    <style:style style:name="P89" style:family="paragraph" style:parent-style-name="Heading_20_1">
      <style:text-properties officeooo:rsid="000945f6" officeooo:paragraph-rsid="0022a12f"/>
    </style:style>
    <style:style style:name="P90" style:family="paragraph" style:parent-style-name="Heading_20_1" style:list-style-name="">
      <style:text-properties officeooo:rsid="000945f6" officeooo:paragraph-rsid="0039e8f4"/>
    </style:style>
    <style:style style:name="P91" style:family="paragraph" style:parent-style-name="Heading_20_1" style:list-style-name="">
      <style:text-properties officeooo:rsid="00238b9a" officeooo:paragraph-rsid="00238b9a"/>
    </style:style>
    <style:style style:name="P92" style:family="paragraph" style:parent-style-name="Heading_20_1">
      <style:text-properties officeooo:rsid="0039e8f4" officeooo:paragraph-rsid="0039e8f4"/>
    </style:style>
    <style:style style:name="P93" style:family="paragraph" style:parent-style-name="Heading_20_1" style:list-style-name="">
      <style:text-properties officeooo:rsid="0039e8f4" officeooo:paragraph-rsid="0039e8f4"/>
    </style:style>
    <style:style style:name="P94" style:family="paragraph" style:parent-style-name="Heading_20_1">
      <style:text-properties officeooo:rsid="000b5739" officeooo:paragraph-rsid="000b5739"/>
    </style:style>
    <style:style style:name="P95" style:family="paragraph" style:parent-style-name="Heading_20_1">
      <style:text-properties officeooo:rsid="000c4869"/>
    </style:style>
    <style:style style:name="P96" style:family="paragraph" style:parent-style-name="Heading_20_1">
      <style:text-properties officeooo:rsid="0010f767" officeooo:paragraph-rsid="0010f767"/>
    </style:style>
    <style:style style:name="P97" style:family="paragraph" style:parent-style-name="Heading_20_1">
      <style:text-properties officeooo:rsid="00164831" officeooo:paragraph-rsid="00164831"/>
    </style:style>
    <style:style style:name="P98" style:family="paragraph" style:parent-style-name="Heading_20_1" style:list-style-name="">
      <style:text-properties officeooo:rsid="0010b2b4" officeooo:paragraph-rsid="0010b2b4"/>
    </style:style>
    <style:style style:name="P99" style:family="paragraph" style:parent-style-name="Heading_20_1">
      <style:paragraph-properties fo:break-before="page"/>
      <style:text-properties officeooo:rsid="0005f801" officeooo:paragraph-rsid="0005f801"/>
    </style:style>
    <style:style style:name="P100" style:family="paragraph" style:parent-style-name="Heading_20_1">
      <style:paragraph-properties fo:break-before="page"/>
      <style:text-properties officeooo:rsid="0006fc5b" officeooo:paragraph-rsid="0006fc5b"/>
    </style:style>
    <style:style style:name="P101" style:family="paragraph" style:parent-style-name="Heading_20_1">
      <style:paragraph-properties fo:break-before="page"/>
      <style:text-properties officeooo:rsid="00238b9a" officeooo:paragraph-rsid="00238b9a"/>
    </style:style>
    <style:style style:name="P102" style:family="paragraph" style:parent-style-name="Heading_20_1">
      <style:paragraph-properties fo:break-before="page"/>
      <style:text-properties officeooo:rsid="0039e8f4" officeooo:paragraph-rsid="0039e8f4"/>
    </style:style>
    <style:style style:name="P103" style:family="paragraph" style:parent-style-name="Heading_20_1">
      <style:paragraph-properties fo:break-before="page"/>
      <style:text-properties officeooo:rsid="000945f6" officeooo:paragraph-rsid="0039e8f4"/>
    </style:style>
    <style:style style:name="P104" style:family="paragraph" style:parent-style-name="Heading_20_1">
      <style:paragraph-properties fo:break-before="page"/>
      <style:text-properties officeooo:rsid="0010b2b4" officeooo:paragraph-rsid="0010b2b4"/>
    </style:style>
    <style:style style:name="P105" style:family="paragraph" style:parent-style-name="First_20_line_20_indent" style:list-style-name="L3">
      <style:text-properties officeooo:rsid="001d1ef3" officeooo:paragraph-rsid="001d1ef3"/>
    </style:style>
    <style:style style:name="P106" style:family="paragraph" style:parent-style-name="First_20_line_20_indent" style:list-style-name="L3">
      <style:text-properties officeooo:rsid="001ee6db" officeooo:paragraph-rsid="001ee6db"/>
    </style:style>
    <style:style style:name="P107" style:family="paragraph" style:parent-style-name="First_20_line_20_indent">
      <style:text-properties officeooo:paragraph-rsid="004a02d2"/>
    </style:style>
    <style:style style:name="P108" style:family="paragraph" style:parent-style-name="First_20_line_20_indent">
      <style:text-properties officeooo:paragraph-rsid="004b5690"/>
    </style:style>
    <style:style style:name="T1" style:family="text">
      <style:text-properties officeooo:rsid="00040ec4"/>
    </style:style>
    <style:style style:name="T2" style:family="text">
      <style:text-properties officeooo:rsid="0004b8e3"/>
    </style:style>
    <style:style style:name="T3" style:family="text">
      <style:text-properties fo:font-style="italic" officeooo:rsid="0004b8e3" style:font-style-asian="italic" style:font-style-complex="italic"/>
    </style:style>
    <style:style style:name="T4" style:family="text">
      <style:text-properties fo:font-style="italic" officeooo:rsid="000d8af0" style:font-style-asian="italic" style:font-style-complex="italic"/>
    </style:style>
    <style:style style:name="T5" style:family="text">
      <style:text-properties fo:font-style="italic" officeooo:rsid="00164831" style:font-style-asian="italic" style:font-style-complex="italic"/>
    </style:style>
    <style:style style:name="T6" style:family="text">
      <style:text-properties fo:font-style="italic" officeooo:rsid="0017a0b3" style:font-style-asian="italic" style:font-style-complex="italic"/>
    </style:style>
    <style:style style:name="T7" style:family="text">
      <style:text-properties fo:font-style="italic" officeooo:rsid="00196c44" style:font-style-asian="italic" style:font-style-complex="italic"/>
    </style:style>
    <style:style style:name="T8" style:family="text">
      <style:text-properties fo:font-style="italic" officeooo:rsid="002055b9" style:font-style-asian="italic" style:font-style-complex="italic"/>
    </style:style>
    <style:style style:name="T9" style:family="text">
      <style:text-properties fo:font-style="italic" officeooo:rsid="002fc6d4" style:font-style-asian="italic" style:font-style-complex="italic"/>
    </style:style>
    <style:style style:name="T10" style:family="text">
      <style:text-properties fo:font-style="italic" officeooo:rsid="00325f9b" style:font-style-asian="italic" style:font-style-complex="italic"/>
    </style:style>
    <style:style style:name="T11" style:family="text">
      <style:text-properties fo:font-style="italic" officeooo:rsid="00435ebf" style:font-style-asian="italic" style:font-style-complex="italic"/>
    </style:style>
    <style:style style:name="T12" style:family="text">
      <style:text-properties officeooo:rsid="0005f801"/>
    </style:style>
    <style:style style:name="T13" style:family="text">
      <style:text-properties officeooo:rsid="0006fc5b"/>
    </style:style>
    <style:style style:name="T14" style:family="text">
      <style:text-properties officeooo:rsid="0007dfee"/>
    </style:style>
    <style:style style:name="T15" style:family="text">
      <style:text-properties officeooo:rsid="000a449b"/>
    </style:style>
    <style:style style:name="T16" style:family="text">
      <style:text-properties officeooo:rsid="000b5739"/>
    </style:style>
    <style:style style:name="T17" style:family="text">
      <style:text-properties fo:font-size="8pt" officeooo:rsid="000b5739" style:font-size-asian="8pt" style:font-size-complex="8pt"/>
    </style:style>
    <style:style style:name="T18" style:family="text">
      <style:text-properties fo:font-size="8pt" officeooo:rsid="001ee6db" style:font-size-asian="8pt" style:font-size-complex="8pt"/>
    </style:style>
    <style:style style:name="T19" style:family="text">
      <style:text-properties fo:font-size="8pt" officeooo:rsid="002055b9" style:font-size-asian="8pt" style:font-size-complex="8pt"/>
    </style:style>
    <style:style style:name="T20" style:family="text">
      <style:text-properties fo:font-size="8pt" officeooo:rsid="0038a3e1" style:font-size-asian="8pt" style:font-size-complex="8pt"/>
    </style:style>
    <style:style style:name="T21" style:family="text">
      <style:text-properties fo:font-size="8pt" officeooo:rsid="004a02d2" style:font-size-asian="8pt" style:font-size-complex="8pt"/>
    </style:style>
    <style:style style:name="T22" style:family="text">
      <style:text-properties fo:font-weight="bold" officeooo:rsid="000b5739" style:font-weight-asian="bold" style:font-weight-complex="bold"/>
    </style:style>
    <style:style style:name="T23" style:family="text">
      <style:text-properties fo:font-weight="bold" officeooo:rsid="00238b9a" style:font-weight-asian="bold" style:font-weight-complex="bold"/>
    </style:style>
    <style:style style:name="T24" style:family="text">
      <style:text-properties fo:font-weight="bold" officeooo:rsid="002633d0" style:font-weight-asian="bold" style:font-weight-complex="bold"/>
    </style:style>
    <style:style style:name="T25" style:family="text">
      <style:text-properties fo:font-weight="bold" officeooo:rsid="0027b6f7" style:font-weight-asian="bold" style:font-weight-complex="bold"/>
    </style:style>
    <style:style style:name="T26" style:family="text">
      <style:text-properties fo:font-weight="bold" officeooo:rsid="003b958c" style:font-weight-asian="bold" style:font-weight-complex="bold"/>
    </style:style>
    <style:style style:name="T27" style:family="text">
      <style:text-properties fo:font-weight="bold" officeooo:rsid="003e7149" style:font-weight-asian="bold" style:font-weight-complex="bold"/>
    </style:style>
    <style:style style:name="T28" style:family="text">
      <style:text-properties officeooo:rsid="000c4869"/>
    </style:style>
    <style:style style:name="T29" style:family="text">
      <style:text-properties officeooo:rsid="000d8af0"/>
    </style:style>
    <style:style style:name="T30" style:family="text">
      <style:text-properties officeooo:rsid="000f65e0"/>
    </style:style>
    <style:style style:name="T31" style:family="text">
      <style:text-properties officeooo:rsid="000ff2e9"/>
    </style:style>
    <style:style style:name="T32" style:family="text">
      <style:text-properties officeooo:rsid="0010f767"/>
    </style:style>
    <style:style style:name="T33" style:family="text">
      <style:text-properties officeooo:rsid="0011dd4d"/>
    </style:style>
    <style:style style:name="T34" style:family="text">
      <style:text-properties officeooo:rsid="0013a36c"/>
    </style:style>
    <style:style style:name="T35" style:family="text">
      <style:text-properties officeooo:rsid="00164831"/>
    </style:style>
    <style:style style:name="T36" style:family="text">
      <style:text-properties officeooo:rsid="0017a0b3"/>
    </style:style>
    <style:style style:name="T37" style:family="text">
      <style:text-properties style:text-position="super 58%" officeooo:rsid="0017a0b3"/>
    </style:style>
    <style:style style:name="T38" style:family="text">
      <style:text-properties fo:font-style="normal" officeooo:rsid="0017a0b3" style:font-style-asian="normal" style:font-style-complex="normal"/>
    </style:style>
    <style:style style:name="T39" style:family="text">
      <style:text-properties fo:font-style="normal" officeooo:rsid="00196c44" style:font-style-asian="normal" style:font-style-complex="normal"/>
    </style:style>
    <style:style style:name="T40" style:family="text">
      <style:text-properties fo:font-style="normal" officeooo:rsid="00197bc1" style:font-style-asian="normal" style:font-style-complex="normal"/>
    </style:style>
    <style:style style:name="T41" style:family="text">
      <style:text-properties fo:font-style="normal" officeooo:rsid="002055b9" style:font-style-asian="normal" style:font-style-complex="normal"/>
    </style:style>
    <style:style style:name="T42" style:family="text">
      <style:text-properties officeooo:rsid="00197bc1"/>
    </style:style>
    <style:style style:name="T43" style:family="text">
      <style:text-properties officeooo:rsid="001c9140"/>
    </style:style>
    <style:style style:name="T44" style:family="text">
      <style:text-properties officeooo:rsid="001d1ef3"/>
    </style:style>
    <style:style style:name="T45" style:family="text">
      <style:text-properties officeooo:rsid="001ee6db"/>
    </style:style>
    <style:style style:name="T46" style:family="text">
      <style:text-properties officeooo:rsid="002055b9"/>
    </style:style>
    <style:style style:name="T47" style:family="text">
      <style:text-properties officeooo:rsid="002103ca"/>
    </style:style>
    <style:style style:name="T48" style:family="text">
      <style:text-properties officeooo:rsid="00238b9a"/>
    </style:style>
    <style:style style:name="T49" style:family="text">
      <style:text-properties officeooo:rsid="002633d0"/>
    </style:style>
    <style:style style:name="T50" style:family="text">
      <style:text-properties fo:font-weight="normal" officeooo:rsid="002633d0" style:font-weight-asian="normal" style:font-weight-complex="normal"/>
    </style:style>
    <style:style style:name="T51" style:family="text">
      <style:text-properties fo:font-weight="normal" officeooo:rsid="0027b6f7" style:font-weight-asian="normal" style:font-weight-complex="normal"/>
    </style:style>
    <style:style style:name="T52" style:family="text">
      <style:text-properties fo:font-weight="normal" officeooo:rsid="003b958c" style:font-weight-asian="normal" style:font-weight-complex="normal"/>
    </style:style>
    <style:style style:name="T53" style:family="text">
      <style:text-properties fo:font-weight="normal" officeooo:rsid="004aeb82" style:font-weight-asian="normal" style:font-weight-complex="normal"/>
    </style:style>
    <style:style style:name="T54" style:family="text">
      <style:text-properties officeooo:rsid="002b6122"/>
    </style:style>
    <style:style style:name="T55" style:family="text">
      <style:text-properties officeooo:rsid="002d319e"/>
    </style:style>
    <style:style style:name="T56" style:family="text">
      <style:text-properties officeooo:rsid="002df8a7"/>
    </style:style>
    <style:style style:name="T57" style:family="text">
      <style:text-properties officeooo:rsid="002fc6d4"/>
    </style:style>
    <style:style style:name="T58" style:family="text">
      <style:text-properties officeooo:rsid="00325f9b"/>
    </style:style>
    <style:style style:name="T59" style:family="text">
      <style:text-properties officeooo:rsid="00326dc1"/>
    </style:style>
    <style:style style:name="T60" style:family="text">
      <style:text-properties officeooo:rsid="0034371e"/>
    </style:style>
    <style:style style:name="T61" style:family="text">
      <style:text-properties officeooo:rsid="00344034"/>
    </style:style>
    <style:style style:name="T62" style:family="text">
      <style:text-properties officeooo:rsid="003498f8"/>
    </style:style>
    <style:style style:name="T63" style:family="text">
      <style:text-properties officeooo:rsid="00359129"/>
    </style:style>
    <style:style style:name="T64" style:family="text">
      <style:text-properties officeooo:rsid="00371917"/>
    </style:style>
    <style:style style:name="T65" style:family="text">
      <style:text-properties officeooo:rsid="0038a3e1"/>
    </style:style>
    <style:style style:name="T66" style:family="text">
      <style:text-properties officeooo:rsid="0039e8f4"/>
    </style:style>
    <style:style style:name="T67" style:family="text">
      <style:text-properties officeooo:rsid="003cd9a1"/>
    </style:style>
    <style:style style:name="T68" style:family="text">
      <style:text-properties officeooo:rsid="003e7149"/>
    </style:style>
    <style:style style:name="T69" style:family="text">
      <style:text-properties officeooo:rsid="0041a21d"/>
    </style:style>
    <style:style style:name="T70" style:family="text">
      <style:text-properties officeooo:rsid="00421007"/>
    </style:style>
    <style:style style:name="T71" style:family="text">
      <style:text-properties officeooo:rsid="00435ebf"/>
    </style:style>
    <style:style style:name="T72" style:family="text">
      <style:text-properties officeooo:rsid="0044be0a"/>
    </style:style>
    <style:style style:name="T73" style:family="text">
      <style:text-properties officeooo:rsid="0045dee8"/>
    </style:style>
    <style:style style:name="T74" style:family="text">
      <style:text-properties officeooo:rsid="0047b10c"/>
    </style:style>
    <style:style style:name="T75" style:family="text">
      <style:text-properties officeooo:rsid="004a02d2"/>
    </style:style>
    <style:style style:name="T76" style:family="text">
      <style:text-properties style:text-underline-style="solid" style:text-underline-width="auto" style:text-underline-color="font-color" officeooo:rsid="0004b8e3"/>
    </style:style>
    <style:style style:name="T77" style:family="text">
      <style:text-properties officeooo:rsid="004b569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BibleOrgSys</text:p>
      <text:p text:style-name="P28">Bible Organisational System</text:p>
      <text:p text:style-name="P27"/>
      <text:h text:style-name="P83" text:outline-level="1">Simple Introduction</text:h>
      <text:p text:style-name="P68"><text:span text:style-name="T55">Most people I know think of the Bible as 66 books </text:span><text:span text:style-name="T56">broken into the Old Testament of 39 books (Genesis to Malachi) and the New Testament of 27 books (Matthew to Revelation). If only life were so simple! Actually, most of us do actually know that Bibles don't always fit into that pattern because the Gideons </text:span><text:span text:style-name="T71">(here in New Zealand, at least) </text:span><text:span text:style-name="T56">distribute small pocket-sized Bibles containing the New Testament along with Psalms and Proverbs, </text:span><text:span text:style-name="T58">so that's a different combination of books.</text:span></text:p>
      <text:p text:style-name="P68"><text:span text:style-name="T56">But oh, that doesn't even scratch the surface about how Bibles may be packaged. Luther considered the letter of James to be the “epistle of straw” so he placed it nearer the back of his Bible. So the book order is not consistent. </text:span><text:span text:style-name="T58">Anyway, the book should really be called </text:span><text:span text:style-name="T10">Jacob</text:span><text:span text:style-name="T58">, not </text:span><text:span text:style-name="T10">James</text:span><text:span text:style-name="T58">.</text:span><text:span text:style-name="T71"> (It's Greek </text:span><text:span text:style-name="T11">ἰάκωβος</text:span><text:span text:style-name="T71"> = </text:span><text:span text:style-name="T11">Iakobos</text:span><text:span text:style-name="T71"> and German </text:span><text:span text:style-name="T11">Jakobus</text:span><text:span text:style-name="T71">.)</text:span><text:span text:style-name="T58"> </text:span><text:span text:style-name="T57">And by the way, Germans don't use the names </text:span><text:span text:style-name="T9">Genesis</text:span><text:span text:style-name="T57">, </text:span><text:span text:style-name="T9">Exodus</text:span><text:span text:style-name="T57">, </text:span><text:span text:style-name="T9">Leviticus</text:span><text:span text:style-name="T57">, </text:span><text:span text:style-name="T9">Numbers</text:span><text:span text:style-name="T57">, </text:span><text:span text:style-name="T58">and</text:span><text:span text:style-name="T57"> </text:span><text:span text:style-name="T9">Deuteronomy</text:span><text:span text:style-name="T57"> (or even the German equivalent of those words)—they call them the first to fifth books of Moses. (And the Hebrews have quite different names for them again derived from the first word</text:span><text:span text:style-name="T58">(</text:span><text:span text:style-name="T57">s</text:span><text:span text:style-name="T58">)</text:span><text:span text:style-name="T57"> in each of the five </text:span><text:span text:style-name="T75">scrolls</text:span><text:span text:style-name="T57">.) </text:span></text:p>
      <text:p text:style-name="P69">Roman Catholic Bibles include a Deutero-canon (<text:span text:style-name="T71">or “secondary canon”, </text:span>called the Apocrypha by most Protestants) which contains several more books <text:span text:style-name="T58">other than the 66 mentioned above, </text:span><text:span text:style-name="T75">e.g., Tobit, Judith, 1&amp;2 Maccabees.</text:span></text:p>
      <text:p text:style-name="P59">Some traditions (e.g., John Wycliffe's English Bible) include the Letter to the Laodiceans in their New Testament.</text:p>
      <text:p text:style-name="P57"><text:span text:style-name="T56">Older Hebrew Scriptures may contain as few as 22 books, even though it </text:span><text:span text:style-name="T58">effectively </text:span><text:span text:style-name="T56">has the same content as the 39 book Old Testament, because </text:span><text:span text:style-name="T57">they combine things like 1 and 2 Samuel </text:span><text:span text:style-name="T75">and</text:span><text:span text:style-name="T57"> the twelve minor prophets into single books.</text:span></text:p>
      <text:p text:style-name="P60">Some Bible<text:span text:style-name="T70">s</text:span> omit verses that they say are no<text:span text:style-name="T58">t</text:span> in the most ancient manuscripts <text:span text:style-name="T58">so they might go directly from verse </text:span><text:span text:style-name="T71">20</text:span><text:span text:style-name="T58"> to verse </text:span><text:span text:style-name="T71">22</text:span><text:span text:style-name="T58"> in a certain chapter. </text:span><text:span text:style-name="T71">(See if your Bible contains Matthew 17:21, for example.) </text:span>Other Bibles add extra chapters and verses which they get from the ancient Greek translations of the Hebrew books. And some of those chapters may be labelled with letters (like A, B, and C) rather than numbers.</text:p>
      <text:p text:style-name="P58"><text:span text:style-name="T57">And talking about chapter and verse numbers, they are not found in the original manuscripts but were added at different points in history. And different people </text:span><text:span text:style-name="T71">in different cultures</text:span><text:span text:style-name="T57"> divided the texts in different ways. So, for example, in the Psalms in a Hebrew Bible, the text </text:span><text:span text:style-name="T9">A Psalm of David</text:span><text:span text:style-name="T57"> might be considered verse 1 and what I've always thought of as verse 1 is called verse 2.</text:span></text:p>
      <text:p text:style-name="P60">Modern translations tend to divide the texts into paragraphs, and these breaks (and their <text:span text:style-name="T58">corresponding </text:span>section headings) also might be placed in different locations <text:span text:style-name="T71">according to the best judgement of the various translators</text:span>.</text:p>
      <text:p text:style-name="P70">Many modern Bibles contain cross-references, e.g., a quote in John 1 might refer back to Genesis 1. But the code “Gen. 1:1” might look different in another language where they use a different name for the first book of the Hebrew Scriptures, and a different punctuation character for the chapter/verse separator, so it might have “1 Mos. 1.1” in the cross-reference instead. <text:span text:style-name="T73">So your program scanning the cross-references needs a way to know the book name abbreviations in the given language. </text:span><text:span text:style-name="T69">Also, letter suffixes may sometimes be used in Scripture references, like “Mat. 28:3a”.</text:span></text:p>
      <text:p text:style-name="P71"><text:span text:style-name="T72">But you can't use fields like <text:s/>“1Moses.1.1” or “1Cor-1:1” as id fields (commonly used as anchors) in HTML files, because id fields must begin with a letter. </text:span><text:span text:style-name="T73">(See </text:span><text:a xlink:type="simple" xlink:href="http://www.w3schools.com/tags/att_standard_id.asp"><text:span text:style-name="T73">http://www.w3schools.com/tags/att_standard_id.asp</text:span></text:a><text:span text:style-name="T73">.) So you'll have to rearrange them to something </text:span><text:soft-page-break/><text:span text:style-name="T73">like “Mos1.1.1” and “Cor1-1:1” or add a prefix like “Bib-1Mos.1.1” and “Bib-1Cor-1:1” to use </text:span><text:span text:style-name="T73">them in this role.</text:span></text:p>
      <text:p text:style-name="P59">Now imagine a Bible-study application that wants to put two or more Bible versions side by side. If it's organised by books and chapter numbers (and letters) and verse numbers (as most are), it needs to know about incompatibilities in <text:span text:style-name="T58">book names, </text:span>book orders, chapter and verse numbers, etc. between those versions. <text:span text:style-name="T74">It mustn't crash if a particular verse is missing in one of the displayed versions, or if all the Psalms in one version have an extra verse compared with the other.</text:span></text:p>
      <text:p text:style-name="P61"><text:span text:style-name="T73">Most of the hundreds of available Bible software applications have had to address these issues, and most of them have developed their own unique in-house systems to handle them. In many cases, especially for those of us in the often </text:span><text:span text:style-name="T74">monolingual</text:span><text:span text:style-name="T73"> English-speaking world, the cross-cultural ramifications weren't really understood at the beginning and so extensions were tacked on later to try to handle these international complications, sometimes leading to systems lacking in elegance or </text:span><text:span text:style-name="T74">universal application.</text:span></text:p>
      <text:p text:style-name="P71">This work is <text:span text:style-name="T59">my attempt to develop a system that is multilingual, multinational, and multicultural from the beginning—</text:span><text:span text:style-name="T73">to </text:span>pull all of these various Bible organisational systems into one place. And although I'm an English-speaking Protestant Christian, it tries not to assume that every Bible-related publication in the world is based on any of those particular characteristics. <text:span text:style-name="T73">And then </text:span><text:span text:style-name="T74">it is made</text:span><text:span text:style-name="T73"> freely available to be used by others, and even to be extended by others when areas I didn't cover adequately are discovered.</text:span></text:p>
      <text:h text:style-name="P84" text:outline-level="1"><text:span text:style-name="T55">Technical </text:span>Introduction</text:h>
      <text:p text:style-name="First_20_line_20_indent"><text:span text:style-name="T1">As I started work on a </text:span><text:span text:style-name="T2">small Python </text:span><text:span text:style-name="T1">project that I hope to eventually make available through OpenScriptures (</text:span><text:a xlink:type="simple" xlink:href="http://openscriptures.org/"><text:span text:style-name="T2">http://openscriptures.org</text:span></text:a><text:span text:style-name="T2">), I found that I needed to be able to handle stepping through books, chapters, and versions to process the Bible. </text:span><text:span text:style-name="T59">But the sad story is that</text:span><text:span text:style-name="T2"> this is the </text:span><text:span text:style-name="T76">third time</text:span><text:span text:style-name="T2"> that I've needed to reinvent code to do that, so I thought I'd try to work on doing it right this time so that I could easily reuse it and make it available for others.</text:span></text:p>
      <text:p text:style-name="First_20_line_20_indent"><text:span text:style-name="T2">With </text:span><text:span text:style-name="T3">generalness</text:span><text:span text:style-name="T2"> in mind, it seemed that XML data files are about as generically useful as </text:span><text:span text:style-name="T2">anything else available these days. So I worked on expressing Bible organisation systems (yes, that's plural because there are </text:span><text:span text:style-name="T54">MANY</text:span><text:span text:style-name="T2"> different systems!) in a series of reusable XML files.</text:span></text:p>
      <text:p text:style-name="First_20_line_20_indent">Then I worked on some basic Python programs/scripts to read and do some basic validation of the files. I also put DTDs inside the file<text:span text:style-name="T54">s</text:span> (for what it's worth) and wrote RelaxNG schemas so that standard XML validation tools could also be used for checking the syntax of the XML files.</text:p>
      <text:p text:style-name="First_20_line_20_indent">I also added code to the Python scripts to export the data in ways that it could easily be read directly into a Python, <text:span text:style-name="T54">Java,</text:span> or C/C++ program in case a programmer doesn't want to mess with reading and parsing the XML files. But the XML remains the official source data.</text:p>
      <text:p text:style-name="P108"><text:span text:style-name="T2">This s</text:span><text:span text:style-name="T13">y</text:span><text:span text:style-name="T2">stem (and it's a complex little system) is currently </text:span><text:span text:style-name="T75">still in development</text:span><text:span text:style-name="T2"> and still open to refactoring, etc. </text:span><text:span text:style-name="T54">Every step of the way was more complex than I expected and so I frequently had to go back and rework things to make them more general/international, and I'll probably still have to do that a few more times yet. </text:span><text:span text:style-name="T75">However, most of the foundations are stable enough now to start building on </text:span><text:span text:style-name="T77">and indeed the Bible DropBox (for file conversions) uses this platform—see http://Freely-Given.org/Software/BibleDropBox.</text:span><text:span text:style-name="T75"> </text:span><text:span text:style-name="T77">In addition, </text:span><text:span text:style-name="T75"><text:s/>I already have a </text:span><text:span text:style-name="T77">very rough and</text:span><text:span text:style-name="T75"> raw prototype of a parallel Bible display program—</text:span><text:span text:style-name="T77">se</text:span><text:span text:style-name="T75">e http://Freely-Given.org/Software/Biblelator.</text:span></text:p>
      <text:p text:style-name="P107"><text:span text:style-name="T59">Once we release version 1.0 </text:span><text:span text:style-name="T75">of BibleOrgSys</text:span><text:span text:style-name="T59">, we'll try to consider compatibility issues when future changes are made, so it would be much nicer to be told about any shortcomings in the system before then.)</text:span></text:p>
      <text:h text:style-name="P86" text:outline-level="1"/>
      <text:h text:style-name="P99" text:outline-level="1">Multilingual</text:h>
      <text:p text:style-name="P41">Al<text:span text:style-name="T46">though</text:span> English is used as the metalanguage for this project (for example, the reference abbreviation codes for Bible books are based on the most common English book names, the system is intended to be able to handle any language that Unicode can handle. XML is Unicode, and the system tries to avoid assuming English or any other lang<text:span text:style-name="T46">u</text:span>age <text:span text:style-name="T75">as much as possible</text:span>.</text:p>
      <text:p text:style-name="First_20_line_20_indent">Where information is language specific, ISO 639-3 (three-character) codes are currently used. (It's possible that this might later need to be expanded in order to handle British vs. American spe<text:span text:style-name="T46">l</text:span>lings, etc. <text:span text:style-name="T46">which all seem to be under </text:span><text:span text:style-name="T8">eng</text:span><text:span text:style-name="T41"> in the ISO standard.</text:span>)</text:p>
      <text:p text:style-name="First_20_line_20_indent">It's not necessarily assumed that all characters will match the particular locale that your computer is set-up for, as we expect users to be using multiple languages (especially including Biblical Hebrew, Greek, and Latin) for both display and for input.</text:p>
      <text:h text:style-name="P85" text:outline-level="1">Python</text:h>
      <text:p text:style-name="First_20_line_20_indent"><text:span text:style-name="T12">One reason for using Python for this work is that it is a cross-platform scripting language that i</text:span><text:span text:style-name="T13">s</text:span><text:span text:style-name="T12"> more readable than Perl. The Python scripts are intended to be able to be easily changed by a programmer who might want to export the validated XML data in a different format for use in a </text:span><text:span text:style-name="T13">specific</text:span><text:span text:style-name="T12"> application program.</text:span></text:p>
      <text:p text:style-name="First_20_line_20_indent"><text:span text:style-name="T12">Note that although </text:span><text:span text:style-name="T75">some</text:span><text:span text:style-name="T12"> established projects might not have upgraded to Python 3 yet, this new software was all developed using Python 3.1 </text:span><text:span text:style-name="T75">and kept up to date with new Python 3 version</text:span><text:span text:style-name="T12">. Python 3 can easily be installed on your computer from </text:span><text:a xlink:type="simple" xlink:href="http://www.python.org/download"><text:span text:style-name="T12">http://www.python.org/download</text:span></text:a><text:span text:style-name="T12"> and other places.</text:span></text:p>
      <text:p text:style-name="First_20_line_20_indent"><text:span text:style-name="T28">Basically, the </text:span><text:span text:style-name="T75">foundational </text:span><text:span text:style-name="T28">modules have a xxxConvert</text:span><text:span text:style-name="T59">e</text:span><text:span text:style-name="T28">r class which includes functions to load the appropriate XML file(s), do some basic error checking and validation, import them in various ways into python containers, and export them to </text:span><text:span text:style-name="T60">P</text:span><text:span text:style-name="T28">ython and C data tables </text:span><text:span text:style-name="T46">and also to JSON files</text:span><text:span text:style-name="T28">. </text:span><text:span text:style-name="T75">Then there is also an</text:span><text:span text:style-name="T28"> xxx class </text:span><text:span text:style-name="T46">(i.e., with</text:span><text:span text:style-name="T60">out</text:span><text:span text:style-name="T46"> the Convert</text:span><text:span text:style-name="T59">e</text:span><text:span text:style-name="T46">r suffix on the name)</text:span><text:span text:style-name="T28"> to manipulate the imported </text:span><text:span text:style-name="T60">P</text:span><text:span text:style-name="T28">ython containers in various ways.</text:span></text:p>
      <text:p text:style-name="P52"><text:span text:style-name="T46">Many of the classes are declared as singletons (see </text:span><text:a xlink:type="simple" xlink:href="http://en.wikipedia.org/wiki/Singleton_pattern"><text:span text:style-name="T46">http://en.wikipedia.org/wiki/Singleton_pattern</text:span></text:a><text:span text:style-name="T46">). Basically, this means that only one instance of these classes can ever be made. </text:span><text:span text:style-name="T77">(</text:span><text:span text:style-name="T46">For non-programmers, this is a way to try to make the Python programs more memory and start-up time efficient.</text:span><text:span text:style-name="T77">)</text:span></text:p>
      <text:p text:style-name="P42">There was a request by a C/C++ application programmer to distribute this system in a Linux library file. However, the bulk of the work in this system is in the XML data files themselves, not in complex algorithms. So nearly all the library would be doing would be just reading and processing the XML data rather than encoding clever logic, and so it was decided not to proceed with this request at the present time as it would really only help C/C++ programmers and be of no real benefit to those using Java and other newer programming languages. <text:span text:style-name="T46">However, it would be nice to add C/C++ functions in a later version if resources permit.</text:span></text:p>
      <text:p text:style-name="P44"><text:span text:style-name="T60">I have an interest in </text:span><text:span text:style-name="T61">possibly </text:span><text:span text:style-name="T60">moving toward Android programming, so I also hope to be looking towards how to use this system in Java programming.</text:span></text:p>
      <text:h text:style-name="P87" text:outline-level="1"/>
      <text:h text:style-name="P100" text:outline-level="1">Repository</text:h>
      <text:p text:style-name="First_20_line_20_indent"><text:span text:style-name="T13">For now during the initial development, the data and code files can be found at </text:span><text:a xlink:type="simple" xlink:href="https://github.com/RobH123/BibleOrgSys"><text:span text:style-name="T13">https://github.com/RobH123/BibleOrgSys</text:span></text:a><text:span text:style-name="T13">. Eventually they will be moved to the OpenScriptures repository at </text:span><text:a xlink:type="simple" xlink:href="https://github.com/openscriptures"><text:span text:style-name="T13">https://github.com/openscriptures</text:span></text:a><text:span text:style-name="T13">.</text:span></text:p>
      <text:p text:style-name="First_20_line_20_indent">The XML data files (and RelaxNG compact schema files) can all be found in the DataFiles folder and its subfolders. The XML data files are considered the foundation of this project. Of course, they can be read and parsed by programs written in virtually any modern computer language.</text:p>
      <text:p text:style-name="First_20_line_20_indent"><text:span text:style-name="T13">The DerivedFiles folder contains the RelaxNG XML schema files </text:span><text:span text:style-name="T14">(created by the trang program or similar)</text:span><text:span text:style-name="T13">, as well as exported versions of the XML data files produced by the Python scripts. Any file in this DerivedFiles folder can be safely deleted and then regenerated as necessary.</text:span></text:p>
      <text:h text:style-name="P88" text:outline-level="1">Problems Handled</text:h>
      <text:p text:style-name="First_20_line_20_indent">The problems that this project tries to handle include the following:</text:p>
      <text:list xml:id="list6838858647083303926" text:style-name="L1">
        <text:list-item>
          <text:p text:style-name="P72">Different Bible type publications from different Christian and Jewish traditions contain different combinations of “books” and in different orders.</text:p>
        </text:list-item>
        <text:list-item>
          <text:p text:style-name="P72">Even what is called a “book” might differ, such as 1 Samuel and 2 Samuel or Ezra and Nehemiah sometimes being considered a single book and sometimes considered two books.</text:p>
        </text:list-item>
        <text:list-item>
          <text:p text:style-name="P72">There are a number of different traditions for dividing the text into chapters and verses. When you go from one publication to another using these artificial chapter/verse numbering systems, you often need to map a chapter and/or verse number from one system to another in order to find the related text.</text:p>
        </text:list-item>
        <text:list-item>
          <text:p text:style-name="P72">Different languages and different traditions have different names for the books themselves and the divisions of the books, and different abbreviations for both.</text:p>
        </text:list-item>
        <text:list-item>
          <text:p text:style-name="P72">Different languages have different punctuation systems for marking things such as a chapter-verse reference or a verse or chapter range.</text:p>
        </text:list-item>
        <text:list-item>
          <text:p text:style-name="P73">As systems have been cobbled together over the years, they haven't always been updated to take advantage of new international standards.</text:p>
        </text:list-item>
        <text:list-item>
          <text:p text:style-name="P73">A lot of software created in the English-speaking world doesn't handle other languages and writing systems very well.</text:p>
        </text:list-item>
        <text:list-item>
          <text:p text:style-name="P72">Different organisations and different computer programs have handled these issues in many different and non-compatible ways. Much of the computer code that has been developed is locked inside proprietary programs, and so “reinvention of the wheel” is very common in this area.</text:p>
        </text:list-item>
      </text:list>
      <text:h text:style-name="P91" text:outline-level="1"/>
      <text:h text:style-name="P101" text:outline-level="1">Folders</text:h>
      <text:p text:style-name="P53"><text:span text:style-name="T48">Our program scripts are kept in the </text:span><text:span text:style-name="T23">BibleOrgSys</text:span><text:span text:style-name="T48"> folder. Our XML data files and their schema definition files are kept in the </text:span><text:span text:style-name="T23">DataFiles</text:span><text:span text:style-name="T48"> subfolder (plus some other deeper folders). A separate subfolder called </text:span><text:span text:style-name="T23">DerivedFiles</text:span><text:span text:style-name="T48"> contains files which can be deleted by the user, because they are all computer generated (apart from the ReadMe.txt file, that is).</text:span></text:p>
      <text:p text:style-name="P55">Derived files include alternate versions of the data files (e.g., .py, .json, and .h/.c files) produced from the XML files, as well as the full RelaxNG (.rng) schema files produced from the compact schema (.rnc) files.</text:p>
      <text:p text:style-name="P54"><text:span text:style-name="T49">The </text:span><text:span text:style-name="T25">Control</text:span><text:span text:style-name="T24">Files</text:span><text:span text:style-name="T50"> folder </text:span><text:span text:style-name="T51">contains various control/settings</text:span><text:span text:style-name="T50"> files which are </text:span><text:span text:style-name="T51">used</text:span><text:span text:style-name="T50"> by the program suite.</text:span></text:p>
      <text:p text:style-name="P63"><text:span text:style-name="T49">The </text:span><text:span text:style-name="T24">OutputFiles</text:span><text:span text:style-name="T50"> folder is used to write various other files which are produced by the program suite.</text:span></text:p>
      <text:p text:style-name="P64"><text:span text:style-name="T52">The </text:span><text:span text:style-name="T26">Tests</text:span><text:span text:style-name="T52"> folder contains Python test programs. </text:span><text:span text:style-name="T53">Particularly you might want to run Tests/TestSuite.py and Tests/MainTests.py (from the main folder).</text:span></text:p>
      <text:h text:style-name="P89" text:outline-level="1">Validating <text:span text:style-name="T66">individual </text:span>XML files</text:h>
      <text:p text:style-name="P56">It is helpful to have tools available for validating XML files against a schema. All XML files provided with this project, include an internal DTD schema. This is a very basic definition of how the XML file should be structured. Linux provides the xmllint program to check an XML file using the internal DTD.</text:p>
      <text:p text:style-name="P35">xmllint --noout --valid pathto/ourfile.xml</text:p>
      <text:p text:style-name="P56">We also include Relax NG compact schemas. These allow stricter checking of the XML files (although still not as strictly as we would like). Linux provides the trang program to convert from the compact schema files (.rnc files which are easier for humans to read, understand, and edit) to the full schema files (.rng files which we place in the DerivedFiles folder) which themselves are valid XML.</text:p>
      <text:p text:style-name="P35">trang pathto/ourCompactSchema.rnc pathto/fullSchemaOutput.rng</text:p>
      <text:p text:style-name="P56">And the xmllint program can also check against these Relax NG schemas.</text:p>
      <text:p text:style-name="P35">xmllint --noout --relaxng path2/schma.rng path2/file.xml</text:p>
      <text:p text:style-name="P56">or even check both at once</text:p>
      <text:p text:style-name="P35">xmllint --noout --relaxng path2/schma.rng --valid path2/file.xml</text:p>
      <text:h text:style-name="P93" text:outline-level="1"/>
      <text:h text:style-name="P102" text:outline-level="1">Validating all XML files</text:h>
      <text:p text:style-name="P66">There is a bash script (for Linux systems) called trangAll.sh which runs trang (see above) on all the Relax NG compact schemas to convert them to full schemas in the DerivedFiles folder.</text:p>
      <text:p text:style-name="P36">./trangAll.sh</text:p>
      <text:p text:style-name="P66">There is a bash script (for Linux systems) called checkAll.sh which runs trangAll.sh and then runs xmllint on all the system XML files.</text:p>
      <text:p text:style-name="P36">./checkAll.sh</text:p>
      <text:h text:style-name="P89" text:outline-level="1">Reference Abbreviation Codes for Bible Books</text:h>
      <text:p text:style-name="First_20_line_20_indent"><text:span text:style-name="T15">A number of societies and computer programs have defined codes for representing the various Bible books, e.g., Gen=Genesis, 2 Jn=The </text:span><text:span text:style-name="T28">S</text:span><text:span text:style-name="T15">econd </text:span><text:span text:style-name="T28">E</text:span><text:span text:style-name="T15">pistle of John the </text:span><text:span text:style-name="T28">A</text:span><text:span text:style-name="T15">postle, etc. However, for this system, a referenceAbbreviation is designed:</text:span></text:p>
      <text:list xml:id="list9070445986055233325" text:style-name="L2">
        <text:list-item>
          <text:p text:style-name="P74"><text:span text:style-name="T15">It is a three-character alphanumeric field using only the </text:span><text:span text:style-name="T16">upper-case</text:span><text:span text:style-name="T15"> letters A-Z and the digits 1-6.</text:span></text:p>
        </text:list-item>
        <text:list-item>
          <text:p text:style-name="P75">It always starts with a letter (so it can be used as an “id” field in html code). For example, GEN=Genesis and JN2=2 John.</text:p>
        </text:list-item>
        <text:list-item>
          <text:p text:style-name="P74"><text:span text:style-name="T15">A referenceAbbreviation code is supplied for each “book” which can contain different content. So from above, there will be codes for 1&amp;2 Samuel as separate books (SA1 and SA2) and as a combined book (SAM). Similarly for Ezra and Nehemiah (EZR and NEH vs. EZN). </text:span><text:span text:style-name="T28">In other words, the BibleBooksCodes.xml file should contain one entry for every possible different Bible book.</text:span></text:p>
        </text:list-item>
        <text:list-item>
          <text:p text:style-name="P75">A unique number in the range 1-255 is also made available (for computer languages which can index an array on a byte integer more conveniently).</text:p>
        </text:list-item>
        <text:list-item>
          <text:p text:style-name="P75">These codes are stored in BibleBooksCodes.xml, along with cross-references to various other systems, including SBL, OSIS, CCEL, Sword, Paratext, and NET-Bible systems which are provided for convenience where they are known/documented. Cross-referencing to other systems can easily be added.</text:p>
        </text:list-item>
        <text:list-item>
          <text:p text:style-name="P74"><text:span text:style-name="T15">It is irrelevant here what you call a book, e.g., “Exodus” or “Das Zweite Buch Mose” (2 Moses). These codes only relate to the expected content of the book. </text:span><text:span text:style-name="T29">The order of the entries </text:span><text:span text:style-name="T31">in the file </text:span><text:span text:style-name="T29">is also unimportant. The number of entries carries no meaning because no single publication is ever likely to include all possible book combinations of content.</text:span></text:p>
        </text:list-item>
        <text:list-item>
          <text:p text:style-name="P76">The referenceAbbreviations are intended for internal program use only <text:span text:style-name="T44">(where they will often be called BBB </text:span><text:span text:style-name="T46">– short for BiBle Book 3-char UPPERCASE code</text:span><text:span text:style-name="T44">)</text:span>, and never expected to be exposed to users of applications. (A separate mechanism for making language-specific book abbreviations <text:span text:style-name="T61">is</text:span> available.)</text:p>
        </text:list-item>
        <text:list-item>
          <text:p text:style-name="P75">These three-character codes form the base for indexing into (or joining with) the other XML files. So they should never be changed once v1.0 of this system is released. (Although they can always be added to if necessary.)</text:p>
        </text:list-item>
      </text:list>
      <text:p text:style-name="P51"><text:span text:style-name="T44">Two additional fields are added to the Bible book codes entries in order to assist automatic parsing/checking of Scripture publications. For example, </text:span><text:span text:style-name="T45">trying to determine whether a book is Ezra or Ezra-Nehemiah combined. </text:span><text:span text:style-name="T44">These optional fields are:</text:span></text:p>
      <text:list xml:id="list4591566061592128377" text:style-name="L3">
        <text:list-item>
          <text:p text:style-name="P105">The number of expectedChapters. For most books, this is a single number, For some books where different traditions exist, it is two or more numbers separated by commas <text:soft-page-break/>(no spaces).</text:p>
        </text:list-item>
        <text:list-item>
          <text:p text:style-name="P106">The referenceAbbreviation(s) for book code entries which are possibly alternatives to the current entry. Again, it can be a list separated by commas.</text:p>
        </text:list-item>
      </text:list>
      <text:p text:style-name="First_20_line_20_indent">The Python script understands the following commands:</text:p>
      <text:p text:style-name="P2"><text:tab/>python3 BibleBooksCodes.py --help<text:tab/><text:tab/>Displays a help screen<text:line-break/><text:tab/>python3 BibleBooksCodes.py --version<text:tab/>Displays the program version number<text:line-break/><text:tab/>python3 BibleBooksCodes.py<text:tab/><text:tab/>Loads and validates the codes, prints a summary<text:line-break/><text:tab/>python3 BibleBooksCodes.py --export<text:tab/>Loads,validates, and exports the codes</text:p>
      <text:p text:style-name="P3"><text:span text:style-name="T22">NOTE:</text:span><text:span text:style-name="T16"> On most Linux systems, the same scripts can be run using commands like:<text:line-break/><text:tab/>./BibleBooksCodes.py --export<text:line-break/>This shorter form will be used from now on for Python examples.</text:span></text:p>
      <text:p text:style-name="P45">Here's some extracts from the data file:</text:p>
      <text:p text:style-name="P31"><text:span text:style-name="T43"><text:s text:c="2"/>&lt;BibleBookCodes&gt; <text:line-break/> <text:s text:c="3"/>&lt;nameEnglish&gt;Genesis / 1 Moses&lt;/nameEnglish&gt; <text:line-break/> <text:s text:c="3"/>&lt;referenceAbbreviation&gt;GEN&lt;/referenceAbbreviation&gt; <text:line-break/> <text:s text:c="3"/>&lt;referenceNumber&gt;1&lt;/referenceNumber&gt; <text:line-break/> <text:s text:c="3"/>&lt;SBLAbbreviation&gt;Gen&lt;/SBLAbbreviation&gt; <text:line-break/> <text:s text:c="3"/>&lt;OSISAbbreviation&gt;Gen&lt;/OSISAbbreviation&gt; <text:line-break/></text:span><text:span text:style-name="T43"> <text:s text:c="3"/>&lt;CCELNumber&gt;1&lt;/CCELNumber&gt; <text:line-break/> <text:s text:c="3"/>&lt;ParatextAbbreviation&gt;Gen&lt;/ParatextAbbreviation&gt; <text:line-break/></text:span><text:span text:style-name="T43"> <text:s text:c="3"/>&lt;ParatextNumber&gt;01&lt;/ParatextNumber&gt; <text:line-break/> <text:s text:c="3"/>&lt;NETBibleAbbreviation&gt;Gen&lt;/NETBibleAbbreviation&gt; <text:line-break/> <text:s/>&lt;/BibleBookCodes&gt;<text:line-break/>…<text:line-break/> <text:s/>&lt;BibleBookCodes&gt; <text:line-break/> <text:s text:c="3"/>&lt;nameEnglish&gt;1 John&lt;/nameEnglish&gt; <text:line-break/> <text:s text:c="3"/>&lt;referenceAbbreviation&gt;JN1&lt;/referenceAbbreviation&gt; <text:line-break/> <text:s text:c="3"/>&lt;referenceNumber&gt;62&lt;/referenceNumber&gt; <text:line-break/> <text:s text:c="3"/>&lt;SBLAbbreviation&gt;1 John&lt;/SBLAbbreviation&gt; <text:line-break/> <text:s text:c="3"/>&lt;OSISAbbreviation&gt;1John&lt;/OSISAbbreviation&gt; <text:line-break/> <text:s text:c="3"/>&lt;CCELNumber&gt;62&lt;/CCELNumber&gt; <text:line-break/> <text:s text:c="3"/>&lt;ParatextAbbreviation&gt;1Jn&lt;/ParatextAbbreviation&gt; <text:line-break/></text:span><text:span text:style-name="T43"> <text:s text:c="3"/>&lt;ParatextNumber&gt;63&lt;/ParatextNumber&gt; <text:line-break/> <text:s text:c="3"/>&lt;NETBibleAbbreviation&gt;1Jo&lt;/NETBibleAbbreviation&gt; <text:line-break/> <text:s/>&lt;/BibleBookCodes&gt; <text:line-break/>…<text:line-break/> <text:s/>&lt;BibleBookCodes&gt; <text:line-break/> <text:s text:c="3"/>&lt;nameEnglish&gt;Letter to the Laodiceans&lt;/nameEnglish&gt; <text:line-break/> <text:s text:c="3"/>&lt;referenceAbbreviation&gt;LAO&lt;/referenceAbbreviation&gt; <text:line-break/></text:span><text:span text:style-name="T43"> <text:s text:c="3"/>&lt;referenceNumber&gt;110&lt;/referenceNumber&gt; <text:line-break/> <text:s text:c="3"/>&lt;ParatextAbbreviation&gt;Lao&lt;/ParatextAbbreviation&gt; <text:line-break/> <text:s text:c="3"/>&lt;SwordAbbreviation&gt;EpLao&lt;/SwordAbbreviation&gt; <text:line-break/> <text:s/>&lt;/BibleBookCodes&gt;<text:line-break/>…<text:line-break/> <text:s/>&lt;BibleBookCodes&gt; <text:line-break/> <text:s text:c="3"/>&lt;nameEnglish&gt;Kings&lt;/nameEnglish&gt; <text:line-break/> <text:s text:c="3"/>&lt;referenceAbbreviation&gt;KGS&lt;/referenceAbbreviation&gt; <text:line-break/> <text:s text:c="3"/>&lt;referenceNumber&gt;182&lt;/referenceNumber&gt; <text:line-break/> <text:s/>&lt;/BibleBookCodes&gt; <text:line-break/>…</text:span></text:p>
      <text:h text:style-name="P94" text:outline-level="1"><text:soft-page-break/>ISO 639-3 codes</text:h>
      <text:p text:style-name="P46">These ISO standard 3-letter (lower-case) language codes are included for convenience. Loading the 7700+ entries does slow some of the Python modules at start<text:span text:style-name="T46">-</text:span>up, but it's done so that careful validation of our XML language data can be done.</text:p>
      <text:p text:style-name="P45">Here's a brief extract from the beginning of the data file:</text:p>
      <text:p text:style-name="P32">&lt;iso_639_entries&gt; <text:line-break/> &lt;iso_639_entry <text:line-break/><text:tab/><text:tab/>iso_639_2B_code="aar" <text:line-break/><text:tab/><text:tab/>iso_639_2T_code="aar" <text:line-break/><text:tab/><text:tab/>iso_639_1_code="aa" <text:line-break/><text:tab/><text:tab/>name="Afar" /&gt; <text:line-break/><text:tab/>&lt;iso_639_entry <text:line-break/><text:tab/><text:tab/>iso_639_2B_code="abk" <text:line-break/><text:tab/><text:tab/>iso_639_2T_code="abk" <text:line-break/><text:tab/><text:tab/>iso_639_1_code="ab" <text:line-break/><text:tab/><text:tab/>name="Abkhazian" /&gt; <text:line-break/><text:tab/>&lt;iso_639_entry <text:line-break/><text:tab/><text:tab/>iso_639_2B_code="ace" <text:line-break/><text:tab/><text:tab/>iso_639_2T_code="ace" <text:line-break/><text:tab/><text:tab/>name="Achinese" /&gt;<text:line-break/>…</text:p>
      <text:h text:style-name="P95" text:outline-level="1">Versification systems <text:span text:style-name="T61">– still unfinished</text:span></text:h>
      <text:p text:style-name="P47">There are quite a number of different ways of splitting Bible books into chapters and verses. Fortunately it seems that most of them are quite compatible. However, there remain a number of differences where a chapter or verse break has been put into a different place, or where certain information has been or not been included as a numbered verse (especially in the Psalms with lines like “A psalm of David”).</text:p>
      <text:p text:style-name="First_20_line_20_indent"><text:span text:style-name="T29">In addition, many modern translations omit certain verses. (Often with a footnote: </text:span><text:span text:style-name="T4">Not found in the most ancient manuscripts</text:span><text:span text:style-name="T29"> or similar.) It's good for a computer program to be aware of deliberate omissions (especially if it was a Bible editing or checking program).</text:span></text:p>
      <text:p text:style-name="P48">Any program which displays or handles more than one Bible version will likely have to map the context between different verse numbers, chapter numbers, and even books. So versification maps are required.</text:p>
      <text:p text:style-name="First_20_line_20_indent"><text:span text:style-name="T29">Currently the VersificationSystems folder </text:span><text:span text:style-name="T30">contains files with over 25 different schemes. Some of them are possibly redundant. But given the scheme name and the referenceAbbreviation for any given book, a program should be able to determine exactly what verse numbers can be expected in any given chapter.</text:span></text:p>
      <text:p text:style-name="First_20_line_20_indent">Chapter and verse “numbers” are stored internally in the software as strings, to allow such things as verse 2b and chapter A in a combined book such as Hebrew/Greek combined Esther or Daniel. (Not all application programs will be able to handle this kind of information, but it seems necessary for a universal system.)</text:p>
      <text:p text:style-name="First_20_line_20_indent">Versification mappings are still to be designed and implemented—most probably using an arbitrary artificial reference scheme rather than creating mappings between all possible pairs of versification schemes.</text:p>
      <text:p text:style-name="P49">Here's extracts from a typical data file:</text:p>
      <text:p text:style-name="P33"><text:s text:c="2"/>&lt;BibleBookVersification&gt; <text:line-break/><text:soft-page-break/> <text:s text:c="3"/>&lt;nameEnglish&gt;Revelation of John / Apocalypse of St. John&lt;/nameEnglish&gt; <text:line-break/> <text:s text:c="3"/>&lt;referenceAbbreviation&gt;REV&lt;/referenceAbbreviation&gt; <text:line-break/> <text:s text:c="3"/>&lt;numChapters&gt;22&lt;/numChapters&gt; <text:line-break/> <text:s text:c="3"/>&lt;numVerses chapter="1"&gt;20&lt;/numVerses&gt; <text:line-break/> <text:s text:c="3"/>&lt;numVerses chapter="2"&gt;29&lt;/numVerses&gt; <text:line-break/>…<text:line-break/> <text:s text:c="3"/>&lt;numVerses chapter="7" omittedVerses="5,7,8"&gt;17&lt;/numVerses&gt; <text:line-break/> <text:s text:c="3"/>&lt;numVerses chapter="8"&gt;13&lt;/numVerses&gt; <text:line-break/>…<text:line-break/> <text:s text:c="3"/>&lt;numVerses chapter="21"&gt;27&lt;/numVerses&gt; <text:line-break/> <text:s text:c="3"/>&lt;numVerses chapter="22"&gt;21&lt;/numVerses&gt; <text:line-break/> <text:s/>&lt;/BibleBookVersification&gt;</text:p>
      <text:h text:style-name="P96" text:outline-level="1">Bible Book Orders</text:h>
      <text:p text:style-name="First_20_line_20_indent"><text:span text:style-name="T32">In order to separate out as much commonality as possible, it was decided </text:span><text:span text:style-name="T33">to</text:span><text:span text:style-name="T32"> specify the number </text:span><text:span text:style-name="T32">and order of the “books” included in a publication in a separate place </text:span><text:span text:style-name="T33">from the chapter/verse information</text:span><text:span text:style-name="T32">. Currently the BookOrders folder contains files with </text:span><text:span text:style-name="T34">over 15</text:span><text:span text:style-name="T32"> different schemes. These are the simplest XML files, merely specifying the referenceAbbreviations for the necessary books in the correct order. </text:span><text:span text:style-name="T34">(Unlike the above files, these files MUST NOT contain entries for unused books.)</text:span></text:p>
      <text:p text:style-name="P42">Here's extracts from a typical data file:</text:p>
      <text:p text:style-name="P29"><text:s text:c="2"/>&lt;book id="1"&gt;GEN&lt;/book&gt; <text:line-break/> <text:s/>&lt;book id="2"&gt;EXO&lt;/book&gt; <text:line-break/>…<text:line-break/> <text:s/>&lt;book id="65"&gt;JUD&lt;/book&gt; <text:line-break/> <text:s/>&lt;book id="66"&gt;REV&lt;/book&gt;</text:p>
      <text:h text:style-name="P97" text:outline-level="1">Bible Book Names</text:h>
      <text:p text:style-name="P50">Now for the first time, we get involved with the actual language of a publication. The filenames include the ISO 639-3 language code. The files in the BookNames folder list the actual names of the Bible divisions and the actual books. </text:p>
      <text:p text:style-name="P38"><text:span text:style-name="T35">The division names (things like </text:span><text:span text:style-name="T5">Old Testament</text:span><text:span text:style-name="T35"> or </text:span><text:span text:style-name="T5">New Testament</text:span><text:span text:style-name="T35"> or </text:span><text:span text:style-name="T5">Paul's letters</text:span><text:span text:style-name="T35">) include the </text:span><text:span text:style-name="T35">division name, a suitable display abbreviation, short</text:span><text:span text:style-name="T46">-</text:span><text:span text:style-name="T35">cut input possibilities, and which books are included in the division. (These should be in book order, but don't have to be contiguous. So you could have a division for </text:span><text:span text:style-name="T5">John's writings</text:span><text:span text:style-name="T35"> containing John, 1 John, 2 John, and 3 John.)</text:span></text:p>
      <text:p text:style-name="P38"><text:span text:style-name="T35">Input shortcuts/abbreviations can contain spaces. The name and default name will automatically be added to the input abbreviations so they don't have to be entered there again. The software will automatically allow all unambiguous shorter strings, with or without spaces. </text:span><text:span text:style-name="T36">So for “Genesis”, the </text:span><text:span text:style-name="T36">software will automatically allow “Genesi”, “Genes”, “Gene”, “Gen”, and “Ge” but </text:span><text:span text:style-name="T61">possibly</text:span><text:span text:style-name="T36"> not “G” </text:span><text:span text:style-name="T61">if</text:span><text:span text:style-name="T36"> that would conflict with Galatians. (The case doesn't matter either because the software will convert input strings to </text:span><text:span text:style-name="T61">upper-</text:span><text:span text:style-name="T36">case before parsing.)</text:span></text:p>
      <text:p text:style-name="P39"><text:span text:style-name="T36">The next entries are for input leaders. So for “3 John”, the program will automatically accept “III John”, “3</text:span><text:span text:style-name="T37">rd</text:span><text:span text:style-name="T36"> <text:s/>John”, “Three John”, etc. (with or without the spaces and in any mixture of capital and small letters) if these are entered as alternative leaders for “3”.</text:span></text:p>
      <text:p text:style-name="P39"><text:span text:style-name="T36">Finally, the most numerous entries in this file are the booknames themselves. Like division names, they have a default display name and a shorter display abbreviation, plus optional input shortcuts. It's good to add as many input options as possible (e.g., both </text:span><text:span text:style-name="T6">Matthew</text:span><text:span text:style-name="T36"> and </text:span><text:span text:style-name="T6">Saint Matthew</text:span><text:span text:style-name="T36">) and abbreviations (like </text:span><text:span text:style-name="T6">Mthw</text:span><text:span text:style-name="T36"> which will automatically also allow both </text:span><text:span text:style-name="T6">Mth</text:span><text:span text:style-name="T36"> and </text:span><text:span text:style-name="T6">Mt</text:span><text:span text:style-name="T38"> so no need to </text:span><text:soft-page-break/><text:span text:style-name="T38">manually enter them),</text:span><text:span text:style-name="T36"> even including misspellings (like </text:span><text:span text:style-name="T6">Mathew</text:span><text:span text:style-name="T36">).</text:span></text:p>
      <text:p text:style-name="P39"><text:span text:style-name="T36">Note that the default book names here are the “short” names like </text:span><text:span text:style-name="T6">Romans</text:span><text:span text:style-name="T36"> not “long” names like </text:span><text:span text:style-name="T6">The Epistle of St. Paul the Apostle to the Romans</text:span><text:span text:style-name="T38">. Typically they are what might appear at the top of every page of that book in a printed volume (and what a Bible program might display in a title bar). The default abbreviations will typically be three or four characters.</text:span></text:p>
      <text:p text:style-name="P40"><text:span text:style-name="T39">Note also that all data for all books of any one language can be specified in a single file, even if not all books are used in any single publication. However, it may also be that different files might be required for different traditions to cope with </text:span><text:span text:style-name="T40">different naming such as </text:span><text:span text:style-name="T7">Song of Songs</text:span><text:span text:style-name="T39"> vs </text:span><text:span text:style-name="T7">Song of </text:span><text:span text:style-name="T7">Solomon</text:span><text:span text:style-name="T39">.</text:span></text:p>
      <text:p text:style-name="P43">Here's extracts from a typical data file:</text:p>
      <text:p text:style-name="P34"><text:s text:c="2"/>&lt;BibleDivisionNames&gt; <text:line-break/> <text:s text:c="3"/>&lt;defaultName&gt;Minor Prophets&lt;/defaultName&gt; <text:line-break/> <text:s text:c="3"/>&lt;defaultAbbreviation&gt;MinProp&lt;/defaultAbbreviation&gt; <text:line-break/> <text:s text:c="3"/>&lt;inputAbbreviation&gt;Mnr Prphts&lt;/inputAbbreviation&gt; <text:line-break/> <text:s text:c="3"/>&lt;includesBook&gt;HOS&lt;/includesBook&gt; <text:line-break/> <text:s text:c="3"/>&lt;includesBook&gt;JOL&lt;/includesBook&gt; <text:line-break/>…<text:line-break/> <text:s text:c="3"/>&lt;includesBook&gt;ZEC&lt;/includesBook&gt; <text:line-break/> <text:s text:c="3"/>&lt;includesBook&gt;MAL&lt;/includesBook&gt; <text:line-break/> <text:s/>&lt;/BibleDivisionNames&gt;</text:p>
      <text:p text:style-name="P30"><text:span text:style-name="T35"><text:s text:c="2"/>&lt;BibleBooknameLeaders standardLeader="1"&gt; <text:line-break/></text:span><text:span text:style-name="T35"> <text:s text:c="3"/>&lt;inputAbbreviation&gt;I&lt;/inputAbbreviation&gt; <text:line-break/> <text:s text:c="3"/>&lt;inputAbbreviation&gt;First&lt;/inputAbbreviation&gt; <text:line-break/> <text:s text:c="3"/>&lt;inputAbbreviation&gt;Frst&lt;/inputAbbreviation&gt; <text:line-break/> <text:s text:c="3"/>&lt;inputAbbreviation&gt;1st&lt;/inputAbbreviation&gt; <text:line-break/> <text:s text:c="3"/>&lt;inputAbbreviation&gt;One&lt;/inputAbbreviation&gt; <text:line-break/> <text:s/>&lt;/BibleBooknameLeaders&gt;</text:span></text:p>
      <text:p text:style-name="P34"><text:s text:c="2"/>&lt;BibleBookNames referenceAbbreviation="GEN"&gt; <text:line-break/> &lt;defaultName&gt;Genesis&lt;/defaultName&gt; <text:line-break/> &lt;defaultAbbreviation&gt;Gen&lt;/defaultAbbreviation&gt; <text:line-break/> &lt;inputAbbreviation&gt;Gnss&lt;/inputAbbreviation&gt; <text:line-break/> &lt;inputAbbreviation&gt;1 Moses&lt;/inputAbbreviation&gt; <text:line-break/> &lt;inputAbbreviation&gt;1 Mss&lt;/inputAbbreviation&gt; <text:line-break/> &lt;/BibleBookNames&gt;</text:p>
      <text:h text:style-name="P90" text:outline-level="1"/>
      <text:h text:style-name="P103" text:outline-level="1">Automatic testing</text:h>
      <text:p text:style-name="P65"><text:span text:style-name="T68">The </text:span><text:span text:style-name="T27">Tests</text:span><text:span text:style-name="T68"> folder contains the beginnings of the test suite—code to automatically test the various modules. The test scripts are named the same as the corresponding module, except that it has Test appended to the module name, e.g., BibleBooksCodes.py has a test module called </text:span><text:span text:style-name="T68">BibleBooksCodesTest.py.</text:span></text:p>
      <text:p text:style-name="P37">./BibleBooksCodesTest.py</text:p>
      <text:p text:style-name="P67">The module TestSuite.py runs the tests for all modules.</text:p>
      <text:p text:style-name="P37">./TestSuite.py</text:p>
      <text:p text:style-name="P67">The test code will indicate an OK pass code, otherwise a FAIL or ERROR code.</text:p>
      <text:h text:style-name="P92" text:outline-level="1">Automatic checking</text:h>
      <text:p text:style-name="P62"><text:span text:style-name="T66">There is a bash script (for Linux systems) called </text:span><text:span text:style-name="T67">run</text:span><text:span text:style-name="T66">All.sh </text:span><text:span text:style-name="T68">that runs all of the modules in their demo modes and then runs them all again in their export modes.</text:span></text:p>
      <text:p text:style-name="Text"><text:span text:style-name="T66">./</text:span><text:span text:style-name="T67">runAll.sh</text:span></text:p>
      <text:p text:style-name="P4">You can use Ctrl+S to stop everything flying past you in the terminal, and then Ctrl+Q to continue again.</text:p>
      <text:h text:style-name="P88" text:outline-level="1">Current Status</text:h>
      <text:p text:style-name="P6">BibleBooksCodes:</text:p>
      <text:p text:style-name="P11"><text:span text:style-name="T15">XML: </text:span><text:span text:style-name="T47">Done</text:span></text:p>
      <text:p text:style-name="P14">Schemas (DTD and RelaxNG): <text:span text:style-name="T47">D</text:span>one</text:p>
      <text:p text:style-name="P14">PY: <text:span text:style-name="T61">converter done, </text:span><text:span text:style-name="T62">exports done, </text:span><text:span text:style-name="T61">user class done</text:span></text:p>
      <text:p text:style-name="P5"><text:span text:style-name="T16">ISO 639-3</text:span><text:span text:style-name="T15">:</text:span></text:p>
      <text:p text:style-name="P12"><text:span text:style-name="T15">XML: </text:span><text:span text:style-name="T16">copied from my Linux installation</text:span></text:p>
      <text:p text:style-name="P15">Schemas (DTD and RelaxNG): done</text:p>
      <text:p text:style-name="P15">PY: <text:span text:style-name="T62">converter done, </text:span>exports <text:span text:style-name="T64">done, user class done</text:span></text:p>
      <text:p text:style-name="P7">Bible<text:span text:style-name="T65">PunctuationSystem</text:span>s:</text:p>
      <text:p text:style-name="P25"><text:span text:style-name="T15">XML: </text:span><text:span text:style-name="T65">Started – needs more controls</text:span></text:p>
      <text:p text:style-name="P18">Schemas (DTD and RelaxNG): <text:span text:style-name="T47">D</text:span>one</text:p>
      <text:p text:style-name="P21"><text:span text:style-name="T15">PY: </text:span><text:span text:style-name="T61">converter done, </text:span><text:span text:style-name="T62">exports done, </text:span><text:span text:style-name="T61">user class done</text:span></text:p>
      <text:p text:style-name="P9">BibleBookOrders:</text:p>
      <text:p text:style-name="P22">XML: pretty much finished I hope</text:p>
      <text:p text:style-name="P19">Schemas (DTD and RelaxNG): done</text:p>
      <text:p text:style-name="P22">PY: <text:span text:style-name="T62">converter done, </text:span><text:span text:style-name="T15">exports </text:span><text:span text:style-name="T64">done, user class done</text:span></text:p>
      <text:p text:style-name="P9">Bible<text:span text:style-name="T66">VersificationSystems</text:span>:</text:p>
      <text:p text:style-name="P13"><text:span text:style-name="T32">XML: </text:span><text:span text:style-name="T64">partly</text:span><text:span text:style-name="T32"> finished but needs further checking. Might be able to combine/reduce the number of schemes. Some schemes don't have omitted verse numbers entered </text:span><text:soft-page-break/><text:span text:style-name="T32">yet. </text:span><text:span text:style-name="T64">No schemes have combined and reordered verse numbers entered yet.</text:span></text:p>
      <text:p text:style-name="P20">Verse MAPPINGS are not started/designed yet</text:p>
      <text:p text:style-name="P16">Schemas (DTD and RelaxNG): done</text:p>
      <text:p text:style-name="P20">PY: C export not done, <text:span text:style-name="T66">user class started</text:span></text:p>
      <text:p text:style-name="P8">BibleBookNames:</text:p>
      <text:p text:style-name="P23">XML: only done English and some German so far</text:p>
      <text:p text:style-name="P17">Schemas (DTD and RelaxNG): done</text:p>
      <text:p text:style-name="P23">PY: <text:span text:style-name="T63">convert</text:span><text:span text:style-name="T65">e</text:span><text:span text:style-name="T63">r done, </text:span>C export not done, <text:span text:style-name="T63">user class done</text:span></text:p>
      <text:p text:style-name="P10">BibleOrganizationalSystems:</text:p>
      <text:p text:style-name="P24">XML: <text:span text:style-name="T65">Started – need to add more useful fields</text:span></text:p>
      <text:p text:style-name="P18">Schemas (DTD and RelaxNG): <text:span text:style-name="T65">started</text:span></text:p>
      <text:p text:style-name="P24"><text:span text:style-name="T63">PY: convert</text:span><text:span text:style-name="T65">e</text:span><text:span text:style-name="T63">r done, C export not done, user class done</text:span></text:p>
      <text:p text:style-name="P10">BibleReferences.py</text:p>
      <text:p text:style-name="P24">XML: <text:span text:style-name="T65">None</text:span></text:p>
      <text:p text:style-name="P24"><text:span text:style-name="T65">PY: </text:span><text:span text:style-name="T63">user class </text:span><text:span text:style-name="T65">started</text:span></text:p>
      <text:p text:style-name="P10">USFMFilenames.py</text:p>
      <text:p text:style-name="P26">XML: None</text:p>
      <text:p text:style-name="P26">PY: Works</text:p>
      <text:p text:style-name="P10">USFMBible.py</text:p>
      <text:p text:style-name="P26">XML: None</text:p>
      <text:p text:style-name="P24"><text:span text:style-name="T65">Internal </text:span><text:span text:style-name="T66">USFM </text:span><text:span text:style-name="T65">data tables: Started</text:span></text:p>
      <text:p text:style-name="P26">PY: OSIS output works for my test case</text:p>
      <text:h text:style-name="P98" text:outline-level="1"/>
      <text:h text:style-name="P104" text:outline-level="1">Future plans</text:h>
      <text:list xml:id="list4772917750004256310" text:style-name="L4">
        <text:list-item>
          <text:p text:style-name="P77">More refactoring and tidying-up of the existing code</text:p>
        </text:list-item>
        <text:list-item>
          <text:p text:style-name="P78">Verse mapping scheme</text:p>
        </text:list-item>
        <text:list-item>
          <text:p text:style-name="P80">Develop more functions which might be used by a complex Bible program in order to discover deficiencies or unneeded complexities in this scheme.</text:p>
        </text:list-item>
        <text:list-item>
          <text:p text:style-name="P78">More testing with real Scripture data? (Anyone know where I can find <text:span text:style-name="T75">more</text:span> <text:span text:style-name="T65">USFM, </text:span>OSIS or other <text:span text:style-name="T42">high-quality/full-featured Bible </text:span>modules to test on?)</text:p>
        </text:list-item>
        <text:list-item>
          <text:p text:style-name="P78">Better documentation.</text:p>
        </text:list-item>
        <text:list-item>
          <text:p text:style-name="P81">Restart work on Bible names checking program.</text:p>
        </text:list-item>
      </text:list>
      <text:h text:style-name="P94" text:outline-level="1">Future options</text:h>
      <text:list xml:id="list8319105192170707380" text:style-name="L5">
        <text:list-item>
          <text:p text:style-name="P82"><text:span text:style-name="T16">An SQLite export </text:span><text:span text:style-name="T32">of the entire integrated scheme ???</text:span></text:p>
          <text:p text:style-name="P79"/>
        </text:list-item>
      </text:list>
      <text:p text:style-name="P1"><text:span text:style-name="T16">Robert Hunt<text:line-break/>November </text:span><text:span text:style-name="T65">2010-</text:span><text:span text:style-name="T47">-</text:span><text:span text:style-name="T75">April</text:span><text:span text:style-name="T16"> 201</text:span><text:span text:style-name="T75">3</text:span><text:span text:style-name="T16"><text:line-break/><text:line-break/></text:span><text:span text:style-name="T17">BibleOrgSys </text:span><text:span text:style-name="T20">i</text:span><text:span text:style-name="T17">ntroduction.ReadMe.odt<text:line-break/></text:span><text:span text:style-name="T18">Revision A</text:span><text:span text:style-name="T21">5</text:span><text:span text:style-name="T17">, </text:span><text:span text:style-name="T21">13</text:span><text:span text:style-name="T19"> </text:span><text:span text:style-name="T21">Apr</text:span><text:span text:style-name="T19"> 20</text:span><text:span text:style-name="T17">1</text:span><text:span text:style-name="T21">3</text:span><text:span text:style-name="T17">, RJ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Mono" svg:font-family="'Liberation Mono'"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 style:family="paragraph" style:parent-style-name="Caption" style:class="extra">
      <style:paragraph-properties fo:margin-left="1.799cm" fo:margin-right="0cm" fo:text-indent="0cm" style:auto-text-indent="false" fo:background-color="transparent">
        <style:background-image/>
      </style:paragraph-properties>
      <style:text-properties style:font-name="Liberation Mono" fo:font-size="11pt" style:font-weight-asian="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Hunt</meta:initial-creator>
    <meta:creation-date>2010-11-16T14:09:51</meta:creation-date>
    <dc:date>2013-04-13T16:32:26</dc:date>
    <meta:editing-duration>P4DT7H28M7S</meta:editing-duration>
    <meta:editing-cycles>25</meta:editing-cycles>
    <meta:generator>LibreOffice/4.0.1.2$Linux_X86_64 LibreOffice_project/400m0$Build-2</meta:generator>
    <meta:document-statistic meta:table-count="0" meta:image-count="0" meta:object-count="0" meta:page-count="13" meta:paragraph-count="175" meta:word-count="4432" meta:character-count="29775" meta:non-whitespace-character-count="25208"/>
  </office:meta>
</office:document-meta>
</file>